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5cm" fo:min-width="9.5cm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2.9cm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3.8cm"/>
    </style:style>
    <style:style style:name="gr4" style:family="graphic" style:parent-style-name="standard">
      <style:graphic-properties draw:fill-color="#00cc00" draw:textarea-horizontal-align="justify" draw:textarea-vertical-align="middle" draw:auto-grow-height="false" fo:min-height="0.95cm" fo:min-width="3.8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95cm" fo:min-width="3.9cm"/>
    </style:style>
    <style:style style:name="gr7" style:family="graphic" style:parent-style-name="standard">
      <style:graphic-properties draw:fill-color="#00cc33" draw:textarea-horizontal-align="justify" draw:textarea-vertical-align="middle" draw:auto-grow-height="false" fo:min-height="0.95cm" fo:min-width="3.8cm"/>
    </style:style>
    <style:style style:name="gr8" style:family="graphic" style:parent-style-name="standard">
      <style:graphic-properties draw:textarea-horizontal-align="justify" draw:textarea-vertical-align="middle" draw:auto-grow-height="false" fo:min-height="0.95cm" fo:min-width="5.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/>
    </style:style>
    <style:style style:name="P3" style:family="paragraph">
      <loext:graphic-properties draw:fill-color="#00cc00"/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-color="#00cc33"/>
      <style:paragraph-properties fo:text-align="center"/>
      <style:text-properties fo:font-size="16pt"/>
    </style:style>
    <style:style style:name="T1" style:family="text">
      <style:text-properties fo:font-size="15pt" fo:font-style="italic" style:font-size-asian="15pt" style:font-style-asian="italic" style:font-size-complex="15pt" style:font-style-complex="italic"/>
    </style:style>
    <style:style style:name="T2" style:family="text">
      <style:text-properties fo:font-size="16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5" draw:id="id5" draw:layer="layout" svg:width="10cm" svg:height="2.5cm" svg:x="1cm" svg:y="1.4cm">
          <text:p text:style-name="P1">Характеристика 1</text:p>
          <text:p text:style-name="P1">(<text:span text:style-name="T1">техническое описание,</text:span></text:p>
          <text:p text:style-name="P1"><text:span text:style-name="T1">описание выгоды покупателя</text:span>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3.4cm" svg:height="1.2cm" svg:x="9.8cm" svg:y="5.3cm">
          <text:p text:style-name="P1">Вопрос 1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4.3cm" svg:height="1.2cm" svg:x="12.1cm" svg:y="7.5cm">
          <text:p text:style-name="P1"><text:span text:style-name="T2">Ответ 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4.3cm" svg:height="1.2cm" svg:x="12.1cm" svg:y="8.8cm">
          <text:p text:style-name="P1"><text:span text:style-name="T3">Ответ 2</text:span></text:p>
          <text:p text:style-name="P1"><text:span text:style-name="T3">(правильный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1.5cm" svg:y1="6.6cm" svg:x2="12.1cm" svg:y2="8.1cm" draw:end-shape="id1" draw:end-glue-point="3" svg:d="M11500 6600h50v1500h550" svg:viewBox="0 0 601 1501">
          <text:p/>
        </draw:connector>
        <draw:connector draw:style-name="gr5" draw:text-style-name="P1" draw:layer="layout" svg:x1="12.1cm" svg:y1="9.4cm" svg:x2="11.5cm" svg:y2="6.6cm" draw:start-shape="id2" draw:start-glue-point="3" svg:d="M12100 9400h-550v-2800h-50" svg:viewBox="0 0 601 2801">
          <text:p/>
        </draw:connector>
        <draw:custom-shape draw:style-name="gr6" draw:text-style-name="P2" xml:id="id3" draw:id="id3" draw:layer="layout" svg:width="4.4cm" svg:height="1.2cm" svg:x="12.1cm" svg:y="11.3cm">
          <text:p text:style-name="P1"><text:span text:style-name="T2">Ответ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2.1cm" svg:y1="11.9cm" svg:x2="11.5cm" svg:y2="6.5cm" draw:start-shape="id3" draw:start-glue-point="3" draw:end-shape="id4" draw:end-glue-point="2" svg:d="M12100 11900h-600v-5400" svg:viewBox="0 0 601 5401">
          <text:p/>
        </draw:connector>
        <draw:connector draw:style-name="gr5" draw:text-style-name="P1" draw:layer="layout" svg:x1="9.8cm" svg:y1="5.9cm" svg:x2="6cm" svg:y2="3.9cm" draw:start-shape="id4" draw:start-glue-point="3" draw:end-shape="id5" svg:d="M9800 5900h-3800v-2000" svg:viewBox="0 0 3801 2001">
          <text:p/>
        </draw:connector>
        <draw:custom-shape draw:style-name="gr2" draw:text-style-name="P1" xml:id="id6" draw:id="id6" draw:layer="layout" svg:width="3.4cm" svg:height="1.2cm" svg:x="10.2cm" svg:y="13cm">
          <text:p text:style-name="P1">Вопрос 2</text:p>
          <draw:enhanced-geometry svg:viewBox="0 0 21600 21600" draw:type="rectangle" draw:enhanced-path="M 0 0 L 21600 0 21600 21600 0 21600 0 0 Z N"/>
        </draw:custom-shape>
        <draw:custom-shape draw:style-name="gr7" draw:text-style-name="P4" xml:id="id7" draw:id="id7" draw:layer="layout" svg:width="4.3cm" svg:height="1.2cm" svg:x="12.4cm" svg:y="14.8cm">
          <text:p text:style-name="P1"><text:span text:style-name="T2">Ответ 1</text:span></text:p>
          <text:p text:style-name="P1"><text:span text:style-name="T3">(правильный)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1.9cm" svg:y1="14.2cm" svg:x2="12.4cm" svg:y2="15.4cm" draw:start-shape="id6" draw:start-glue-point="2" draw:end-shape="id7" draw:end-glue-point="3" svg:d="M11900 14200v1200h500" svg:viewBox="0 0 501 1201">
          <text:p/>
        </draw:connector>
        <draw:connector draw:style-name="gr5" draw:text-style-name="P1" draw:layer="layout" svg:x1="12.4cm" svg:y1="16.9cm" svg:x2="11.9cm" svg:y2="14.2cm" draw:start-shape="id8" draw:start-glue-point="3" draw:end-shape="id6" draw:end-glue-point="2" svg:d="M12400 16900h-501v-1650h1v-1050" svg:viewBox="0 0 502 2701">
          <text:p/>
        </draw:connector>
        <draw:custom-shape draw:style-name="gr6" draw:text-style-name="P2" xml:id="id9" draw:id="id9" draw:layer="layout" svg:width="4.4cm" svg:height="1.2cm" svg:x="12.4cm" svg:y="18.6cm">
          <text:p text:style-name="P1"><text:span text:style-name="T2">Ответ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2.4cm" svg:y1="19.2cm" svg:x2="11.9cm" svg:y2="14.2cm" draw:start-shape="id9" draw:start-glue-point="3" draw:end-shape="id6" draw:end-glue-point="2" svg:d="M12400 19200h-501v-2800h1v-2200" svg:viewBox="0 0 502 5001">
          <text:p/>
        </draw:connector>
        <draw:connector draw:style-name="gr5" draw:text-style-name="P1" draw:layer="layout" svg:x1="10.2cm" svg:y1="13.6cm" svg:x2="6cm" svg:y2="3.9cm" draw:start-shape="id6" draw:start-glue-point="3" draw:end-shape="id5" draw:end-glue-point="2" svg:d="M10200 13600h-4200v-9700" svg:viewBox="0 0 4201 9701">
          <text:p/>
        </draw:connector>
        <draw:custom-shape draw:style-name="gr8" draw:text-style-name="P1" xml:id="id11" draw:id="id11" draw:layer="layout" svg:width="5.6cm" svg:height="1.2cm" svg:x="2.4cm" svg:y="21.8cm">
          <text:p text:style-name="P1">Характеристика 2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3.4cm" svg:height="1.2cm" svg:x="6.6cm" svg:y="24.1cm">
          <text:p text:style-name="P1">Вопрос 1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6.6cm" svg:y1="24.7cm" svg:x2="5.2cm" svg:y2="23cm" draw:start-shape="id10" draw:start-glue-point="3" draw:end-shape="id11" svg:d="M6600 24700h-1400v-1700" svg:viewBox="0 0 1401 1701">
          <text:p/>
        </draw:connector>
        <draw:custom-shape draw:style-name="gr3" draw:text-style-name="P2" xml:id="id8" draw:id="id8" draw:layer="layout" svg:width="4.3cm" svg:height="1.2cm" svg:x="12.4cm" svg:y="16.3cm">
          <text:p text:style-name="P1"><text:span text:style-name="T2">Ответ 2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45:26.466150121</meta:creation-date>
    <dc:date>2017-11-28T11:22:03.501230250</dc:date>
    <meta:editing-duration>PT12M50S</meta:editing-duration>
    <meta:editing-cycles>2</meta:editing-cycles>
    <meta:generator>LibreOffice/5.1.6.2$Linux_X86_64 LibreOffice_project/10m0$Build-2</meta:generator>
    <meta:document-statistic meta:object-count="20"/>
  </office:meta>
</office:document-meta>
</file>